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dc8" officeooo:paragraph-rsid="001f2dc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2dc8" officeooo:paragraph-rsid="001f2dc8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2d752" officeooo:paragraph-rsid="0022d752" style:font-weight-asian="normal" style:font-weight-complex="normal"/>
    </style:style>
    <style:style style:name="P4" style:family="paragraph" style:parent-style-name="Standard">
      <style:text-properties officeooo:rsid="0022d752" officeooo:paragraph-rsid="0022d752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fo:font-weight="normal" officeooo:rsid="001f2dc8" officeooo:paragraph-rsid="001f2dc8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4ebcc" officeooo:paragraph-rsid="0024ebc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65833" officeooo:paragraph-rsid="0026583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7a572" officeooo:paragraph-rsid="0027a572" style:font-weight-asian="normal" style:font-weight-complex="normal"/>
    </style:style>
    <style:style style:name="P9" style:family="paragraph" style:parent-style-name="Standard">
      <style:text-properties officeooo:rsid="002327f7" officeooo:paragraph-rsid="002327f7"/>
    </style:style>
    <style:style style:name="P10" style:family="paragraph" style:parent-style-name="Standard">
      <style:text-properties fo:font-style="italic" style:text-underline-style="none" fo:font-weight="normal" officeooo:rsid="0027a572" officeooo:paragraph-rsid="0027a57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style:text-underline-style="none" fo:font-weight="normal" officeooo:rsid="0028d572" officeooo:paragraph-rsid="0028d572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8d572" officeooo:paragraph-rsid="0028d57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24ebcc" officeooo:paragraph-rsid="0024ebc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65833" officeooo:paragraph-rsid="0024ebcc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7a572" officeooo:paragraph-rsid="0027a57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abb47" officeooo:paragraph-rsid="002abb47" style:font-weight-asian="normal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2abb47" officeooo:paragraph-rsid="002abb47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abb47" officeooo:paragraph-rsid="002abb4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2abb47" officeooo:paragraph-rsid="002b4eb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2b4eb3" officeooo:paragraph-rsid="002b4eb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b8cab" officeooo:paragraph-rsid="002b8cab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d65f1" officeooo:paragraph-rsid="002d65f1" style:font-style-asian="normal" style:font-weight-asian="normal" style:font-style-complex="normal" style:font-weight-complex="normal"/>
    </style:style>
    <style:style style:name="T1" style:family="text">
      <style:text-properties officeooo:rsid="002002c8"/>
    </style:style>
    <style:style style:name="T2" style:family="text">
      <style:text-properties officeooo:rsid="002327f7"/>
    </style:style>
    <style:style style:name="T3" style:family="text">
      <style:text-properties officeooo:rsid="0024bcd6"/>
    </style:style>
    <style:style style:name="T4" style:family="text">
      <style:text-properties officeooo:rsid="0024ebcc"/>
    </style:style>
    <style:style style:name="T5" style:family="text">
      <style:text-properties officeooo:rsid="00265833"/>
    </style:style>
    <style:style style:name="T6" style:family="text">
      <style:text-properties officeooo:rsid="0026aca1"/>
    </style:style>
    <style:style style:name="T7" style:family="text">
      <style:text-properties officeooo:rsid="002b8c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bre Resumen</text:p>
      <text:p text:style-name="P5">La Catedral y el Bazar</text:p>
      <text:p text:style-name="P1">El autor Eric S. Raymond hace una comparativa entre el estilo del desarrollo de software empresarial (software privativo) y el modelo bazar del mundo Linux (el software libre); <text:span text:style-name="T1">narra su experiencia con el proyecto “fetchmail” (que inicialmente se llamaba “popmail” ) para probar algunas ideas sugeridas por la historia de Linux, comparando su proyecto con el proyecto Linux (claro que a menor escala) que comparten las mismas ideas.</text:span></text:p>
      <text:p text:style-name="P1"/>
      <text:p text:style-name="P3">Comparativa de los estilos</text:p>
      <text:p text:style-name="P4">El autor creía que <text:span text:style-name="T2">el</text:span> software de mayor envergadura requería un enfoque más planeado y centralizado, comparándolo así con la <text:span text:style-name="T2">construcción </text:span>de una catedral, “<text:span text:style-name="T2">elaborada por genios o pequeñas bandas de magos trabajando encerrados a piedra y lodo, sin liberar versiones beta antes de tiempo”.</text:span></text:p>
      <text:p text:style-name="P9">Caracteriza el estilo de desarrollo de Linus Torvals por la idea “libere rápido y a menudo, delegue todo lo que pueda, sea abierto hasta el punto de la promiscuidad”. <text:span text:style-name="T3">Comparando la comunidad Linux con un bazar colmado de individuos con propósitos y enfoques dispares (representados por los repositorios de archivos de Linux que pueden aceptar aportaciones de quien sea).</text:span></text:p>
      <text:p text:style-name="P4"/>
      <text:p text:style-name="P13">Experiencia del autor y propuesta de aforismos</text:p>
      <text:p text:style-name="P7">El autor relata la historia de este proyecto, y lo usa para proponer algunos afori<text:span text:style-name="T6">s</text:span>mos sobre el desarrollo real del software libre.</text:p>
      <text:p text:style-name="P6">Eric Raymond cuenta que en 1993 estaba encarga<text:span text:style-name="T5">do</text:span> de la parte técnica de un pequeño <text:span text:style-name="T6">provedor de servicio de internet (</text:span>ISP<text:span text:style-name="T6">) </text:span>de acceso gratuito llamado Chester Country InterLink (CCIL) y que este empleo le permitió tener acceso a la red las 24 horas del día a trav<text:span text:style-name="T6">é</text:span>s de la línea de 56k de CCIL.</text:p>
      <text:p text:style-name="P8">Por diversas razones le fue dificil obtener SLIP para enlazar su máquina en casa (snark.thyrsus.com) y CCIL. Luego encontró qu<text:span text:style-name="T4">e resultaba molesto tener que entrar por telnet a locke cada rato para revisar su correo. Lo que él quería era que fuera reenviado a snark para que biff(1) le notificase cuando llegara.</text:span></text:p>
      <text:p text:style-name="P14">Lo que él necesitaba era un programa que saliera por su conexión SLIP y trajera el correo hasta su máquina. Él sabía que tales programas ya existían, y que la mayoría usaba el protocolo POP3 (Post Office Protocol); de manera que buscó en la red y usó pop-perl durante un tiempo, pero le faltaba una característica importante para él.</text:p>
      <text:p text:style-name="P8">La edición manual de las direcciones de respuesta para pegarles el ‘@ccil.org’ muy pronto se volvió molesto. Esto debería estarlo haciendo sendmail; sin embargo ninguno de los clientes POP lo hacía realmente, con esto nos trae la primera lección</text:p>
      <text:p text:style-name="P8"/>
      <text:p text:style-name="P10">1. Todo bien trabajo de software comienza a partir de las necesidades personales del programador (todo buen trabajo empieza cuando uno tiene que rascarse su propia comezón).</text:p>
      <text:p text:style-name="P10"/>
      <text:p text:style-name="P12">Análogo al viejo proverbio: “la necesidad es la madre de todos los inventos”.</text:p>
      <text:p text:style-name="P12"/>
      <text:p text:style-name="P11">2. Los buenos programadores saben qué escribir. Los mejores, que reescribir (y reutilizar).</text:p>
      <text:p text:style-name="P11"/>
      <text:p text:style-name="P12">Una importante cacterística de los grandes programadores es la meticulosidad con la que construyen. Saben que le pondrán diez no por el esfuerzo sino por los resultados, y que casi siempre será más fácil partir de una buena solución parcial que de cero.</text:p>
      <text:p text:style-name="P12"/>
      <text:p text:style-name="P18">En su segunda búsqueda consiguió un total de nueve candidatos. El primero que eligió fue ‘fetchpop’ y le agregó su código para que tuviera vari<text:span text:style-name="T7">a</text:span>s mejoras, las cuales el autor las agregó en una siguiente versión.</text:p>
      <text:p text:style-name="P18">Unas semanas después se topó con el código fuente de ‘popclient’ el cual consideraba que era un mejor código, bastante profesional y robusto aunque carente de varias características.</text:p>
      <text:p text:style-name="P20"><text:soft-page-break/>La razón teórica para pensar que el cambio podía ser una buena idea es:</text:p>
      <text:p text:style-name="P8"/>
      <text:p text:style-name="P17">3. “Contemple desecharlo; de todos modos tendrá que hacerlo” (Fred Brooks).</text:p>
      <text:p text:style-name="P18"/>
      <text:p text:style-name="P20">No se entiende cabalmente un problema hasta que se implementa la primera solución. La siguiente vez quizás uno ya sepa lo suficiente para solucionarlo. <text:span text:style-name="T7">Entonces cambió.</text:span></text:p>
      <text:p text:style-name="P20"/>
      <text:p text:style-name="P21">Luego de enviarle algunas mejoras a Carl Harris (autor de popclient) se enteró de que él había perdido el interés por popclient hacía rato. Pronto acordarón que Eric asumiera el control del proyecto.</text:p>
      <text:p text:style-name="P21">Sin darse cuenta el proyecto había alcanzado otras dimensiones, y las ideas que bullían de su cabeza le conducían probablemente a cambios mayores, actuando de acuerdo a lo siguiente:</text:p>
      <text:p text:style-name="P19"/>
      <text:p text:style-name="P17">4. Si tienes la actitud adecuada, encontrarás problemas interesantes</text:p>
      <text:p text:style-name="P18"/>
      <text:p text:style-name="P21">Pero la actitud de Carl Harris fue aún más importante. Actuando de buena gana y con diligencia, él entendió que:</text:p>
      <text:p text:style-name="P21"/>
      <text:p text:style-name="P17">5. Cuando se pierde el interés en un programa, el último deber es heredarlo a un sucesor competente.</text:p>
      <text:p text:style-name="P18"/>
      <text:p text:style-name="P22">6. <text:s/>Tratar a los usuarios como colaboradores es la forma más apropiada de mejorar el código, y la más efectiva de depurarlo.</text:p>
      <text:p text:style-name="P22"/>
      <text:p text:style-name="P22">Esto puede resultar tremendamente útil para reducir el tiempo de depuración de los programas. Con un buen estímulo, los usuarios diagnosticarán problemas, sugerirán correcciones y ayudarán a mejorar los programas mucho más rápido de lo que uno lo haría sin ayuda.</text:p>
      <text:p text:style-name="P22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1:02:27.465627265</meta:creation-date>
    <dc:date>2019-03-22T16:24:49.195417184</dc:date>
    <meta:editing-duration>PT44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800" meta:character-count="4865" meta:non-whitespace-character-count="4092"/>
  </office:meta>
</office:document-meta>
</file>